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om Fractals (lauwerier):</text:p>
      <text:p text:style-name="Standard"/>
      <text:p text:style-name="Standard">(pp.1) A fractal is a geometrical figure that consists of an identical motif repeating itself on an “eveer-reduced” scale. </text:p>
      <text:p text:style-name="Standard"/>
      <text:p text:style-name="Standard">(pp.78)</text:p>
      <text:p text:style-name="Standard">Fractals are geometric figures defined as a set of points that are invariant under a semigroup of contractions. </text:p>
      <text:p text:style-name="Standard"/>
      <text:p text:style-name="Standard">Invariance with respect to a transformation means that given a point P in a fractal <text:s/>the point obtained by transforming P will also be in the fractal. The most simple contraction is a reducation in scale with or without a rotation</text:p>
      <text:p text:style-name="Standard"/>
      <text:p text:style-name="Standard">(pp.80)</text:p>
      <text:p text:style-name="Standard">The dimension of a fractal refers to it's capacity -- </text:p>
      <text:p text:style-name="Standard"/>
      <text:p text:style-name="Standard">defined as (formula) where </text:p>
      <text:p text:style-name="Standard">h = some decreasing measurement unit</text:p>
      <text:p text:style-name="Standard">N = </text:p>
      <text:p text:style-name="Standard"/>
      <text:p text:style-name="Standard">(pp.143) J( Julia) conformal mapping transforms J onto itself. This leaves it invariant.</text:p>
      <text:p text:style-name="Standard"><text:tab/>If an arbitrary orbit has one point on J then all points will be on J --&gt; all predecesors of a point cover J completely. This is important to computer Julia graphically. </text:p>
      <text:p text:style-name="Standard"/>
      <text:p text:style-name="Standard">The mapping f has a two-valued inverse so a point in julia has two predecesors (which have four predecesors themselves). Thus the predescors of julia form a binary tree and julia is densley filled everywhere.</text:p>
      <text:p text:style-name="Standard"/>
      <text:p text:style-name="Standard">pp(144)</text:p>
      <text:p text:style-name="Standard">Julia has unstable periodic cycles situated on itself. An orbit of a point that does not lie on julia will remove itself further and further away while an orbit of a point in j will stay in j and be either periodic or chaotic. </text:p>
      <text:p text:style-name="Standard"/>
      <text:p text:style-name="Standard">Julia fractals are point semetric wrt the origin.</text:p>
      <text:p text:style-name="Standard"/>
      <text:p text:style-name="Standard"/>
      <text:p text:style-name="Standard"><text:s/></text:p>
      <text:p text:style-name="Standard">from the beauty of fractals:</text:p>
      <text:p text:style-name="Standard"/>
      <text:p text:style-name="Standard">(pp.8)</text:p>
      <text:p text:style-name="Standard">On boundaries between specific regions there are points on the plane called attractors which compete for influence on the plane. The inital point is either drovem by the system towards one attractor or other other else it remains on the boundary. <text:s/>If the parameter is changed the regions belonging to the atractors change and so do the boundaries. </text:p>
      <text:p text:style-name="Standard"/>
      <text:p text:style-name="Standard">pp.15</text:p>
      <text:p text:style-name="Standard">the julia set is the bounary on a single domain of attraction and contains points which do go to that attractor. As long a c is in M(andlebrot set) then julia is connecte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7T13:58:00</meta:creation-date>
    <dc:date>2015-04-07T15:50:46</dc:date>
    <meta:editing-duration>PT1H2M37S</meta:editing-duration>
    <meta:editing-cycles>10</meta:editing-cycles>
    <meta:generator>LibreOffice/3.5$Linux_x86 LibreOffice_project/350m1$Build-2</meta:generator>
    <meta:document-statistic meta:table-count="0" meta:image-count="0" meta:object-count="0" meta:page-count="1" meta:paragraph-count="22" meta:word-count="337" meta:character-count="1936" meta:non-whitespace-character-count="1609"/>
  </office:meta>
</office:document-meta>
</file>